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8" style:family="table-cell" style:parent-style-name="Default" style:data-style-name="N0">
      <style:table-cell-properties fo:border="thin solid #000000" style:vertical-align="middle" fo:background-color="#D4EA6B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D4EA6B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10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729FCF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12" style:family="table-cell" style:parent-style-name="Default" style:data-style-name="N0">
      <style:table-cell-properties fo:border="thin solid #000000" style:vertical-align="middle" fo:background-color="#FF6D6D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FF6D6D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14" style:family="table-cell" style:parent-style-name="Default" style:data-style-name="N0">
      <style:table-cell-properties fo:border="thin solid #000000" style:vertical-align="middle" fo:background-color="#FFFF6D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FFFF6D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16" style:family="table-cell" style:parent-style-name="Default" style:data-style-name="N0">
      <style:table-cell-properties fo:border="thin solid #000000" style:vertical-align="middle" fo:background-color="#77BC65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77BC65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18" style:family="table-cell" style:parent-style-name="Default" style:data-style-name="N0">
      <style:table-cell-properties fo:border="thin solid #000000" style:vertical-align="middle" fo:background-color="#BF819E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BF819E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20" style:family="table-cell" style:parent-style-name="Default" style:data-style-name="N0">
      <style:table-cell-properties fo:border="thin solid #000000" style:vertical-align="middle" fo:background-color="#FF7B59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FF7B59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22" style:family="table-cell" style:parent-style-name="Default" style:data-style-name="N36">
      <style:table-cell-properties fo:border="thin solid #000000" style:vertical-align="middle" fo:background-color="#D4EA6B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23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middle" fo:background-color="#D4EA6B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24" style:family="table-cell" style:parent-style-name="Default" style:data-style-name="N36">
      <style:table-cell-properties fo:border="thin solid #000000" style:vertical-align="middle" fo:background-color="#729FCF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25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middle" fo:background-color="#729FCF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26" style:family="table-cell" style:parent-style-name="Default" style:data-style-name="N36">
      <style:table-cell-properties fo:border="thin solid #000000" style:vertical-align="middle" fo:background-color="#FF6D6D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27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middle" fo:background-color="#FF6D6D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28" style:family="table-cell" style:parent-style-name="Default" style:data-style-name="N36">
      <style:table-cell-properties fo:border="thin solid #000000" style:vertical-align="middle" fo:background-color="#FFFF6D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29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middle" fo:background-color="#FFFF6D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30" style:family="table-cell" style:parent-style-name="Default" style:data-style-name="N36">
      <style:table-cell-properties fo:border="thin solid #000000" style:vertical-align="middle" fo:background-color="#77BC65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31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middle" fo:background-color="#77BC65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32" style:family="table-cell" style:parent-style-name="Default" style:data-style-name="N36">
      <style:table-cell-properties fo:border="thin solid #000000" style:vertical-align="middle" fo:background-color="#BF819E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33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middle" fo:background-color="#BF819E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34" style:family="table-cell" style:parent-style-name="Default" style:data-style-name="N36">
      <style:table-cell-properties fo:border="thin solid #000000" style:vertical-align="middle" fo:background-color="#FF7B59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35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middle" fo:background-color="#FF7B59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3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/>
    </style:style>
    <style:style style:name="ce3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4EA6B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39" style:family="table-cell" style:parent-style-name="Default" style:data-style-name="N36">
      <style:table-cell-properties fo:border-top="2pt solid #000000" fo:border-bottom="thin solid #000000" fo:border-left="thin solid #000000" fo:border-right="2pt solid #000000" style:vertical-align="middle" fo:background-color="#D4EA6B" style:repeat-content="false"/>
      <style:paragraph-properties fo:text-align="center"/>
      <style:text-properties fo:font-size="20pt" style:font-size-asian="20pt" style:font-size-complex="20pt"/>
    </style:style>
    <style:style style:name="ce4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729FCF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41" style:family="table-cell" style:parent-style-name="Default" style:data-style-name="N36">
      <style:table-cell-properties fo:border-top="2pt solid #000000" fo:border-bottom="thin solid #000000" fo:border-left="thin solid #000000" fo:border-right="2pt solid #000000" style:vertical-align="middle" fo:background-color="#729FCF" style:repeat-content="false"/>
      <style:paragraph-properties fo:text-align="center"/>
      <style:text-properties fo:font-size="20pt" style:font-size-asian="20pt" style:font-size-complex="20pt"/>
    </style:style>
    <style:style style:name="ce4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FF6D6D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43" style:family="table-cell" style:parent-style-name="Default" style:data-style-name="N36">
      <style:table-cell-properties fo:border-top="2pt solid #000000" fo:border-bottom="thin solid #000000" fo:border-left="thin solid #000000" fo:border-right="2pt solid #000000" style:vertical-align="middle" fo:background-color="#FF6D6D" style:repeat-content="false"/>
      <style:paragraph-properties fo:text-align="center"/>
      <style:text-properties fo:font-size="20pt" style:font-size-asian="20pt" style:font-size-complex="20pt"/>
    </style:style>
    <style:style style:name="ce4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FFFF6D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45" style:family="table-cell" style:parent-style-name="Default" style:data-style-name="N36">
      <style:table-cell-properties fo:border-top="2pt solid #000000" fo:border-bottom="thin solid #000000" fo:border-left="thin solid #000000" fo:border-right="2pt solid #000000" style:vertical-align="middle" fo:background-color="#FFFF6D" style:repeat-content="false"/>
      <style:paragraph-properties fo:text-align="center"/>
      <style:text-properties fo:font-size="20pt" style:font-size-asian="20pt" style:font-size-complex="20pt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77BC65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47" style:family="table-cell" style:parent-style-name="Default" style:data-style-name="N36">
      <style:table-cell-properties fo:border-top="2pt solid #000000" fo:border-bottom="thin solid #000000" fo:border-left="thin solid #000000" fo:border-right="2pt solid #000000" style:vertical-align="middle" fo:background-color="#77BC65" style:repeat-content="false"/>
      <style:paragraph-properties fo:text-align="center"/>
      <style:text-properties fo:font-size="20pt" style:font-size-asian="20pt" style:font-size-complex="20pt"/>
    </style:style>
    <style:style style:name="ce4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BF819E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49" style:family="table-cell" style:parent-style-name="Default" style:data-style-name="N36">
      <style:table-cell-properties fo:border-top="2pt solid #000000" fo:border-bottom="thin solid #000000" fo:border-left="thin solid #000000" fo:border-right="2pt solid #000000" style:vertical-align="middle" fo:background-color="#BF819E" style:repeat-content="false"/>
      <style:paragraph-properties fo:text-align="center"/>
      <style:text-properties fo:font-size="20pt" style:font-size-asian="20pt" style:font-size-complex="20pt"/>
    </style:style>
    <style:style style:name="ce5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FF7B59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51" style:family="table-cell" style:parent-style-name="Default" style:data-style-name="N36">
      <style:table-cell-properties fo:border-top="2pt solid #000000" fo:border-bottom="thin solid #000000" fo:border-left="thin solid #000000" fo:border-right="2pt solid #000000" style:vertical-align="middle" fo:background-color="#FF7B59" style:repeat-content="false"/>
      <style:paragraph-properties fo:text-align="center"/>
      <style:text-properties fo:font-size="20pt" style:font-size-asian="20pt" style:font-size-complex="20pt"/>
    </style:style>
    <style:style style:name="ce5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5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Liberation Sans1" style:font-name-asian="Liberation Sans1" style:font-name-complex="Liberation Sans1" fo:font-size="20pt" style:font-size-asian="20pt" style:font-size-complex="20pt"/>
    </style:style>
    <style:style style:name="ce54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background-color="#D4EA6B" style:repeat-content="false"/>
      <style:paragraph-properties fo:text-align="center"/>
      <style:text-properties fo:font-size="20pt" style:font-size-asian="20pt" style:font-size-complex="20pt"/>
    </style:style>
    <style:style style:name="ce55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background-color="#729FCF" style:repeat-content="false"/>
      <style:paragraph-properties fo:text-align="center"/>
      <style:text-properties fo:font-size="20pt" style:font-size-asian="20pt" style:font-size-complex="20pt"/>
    </style:style>
    <style:style style:name="ce56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background-color="#FF6D6D" style:repeat-content="false"/>
      <style:paragraph-properties fo:text-align="center"/>
      <style:text-properties fo:font-size="20pt" style:font-size-asian="20pt" style:font-size-complex="20pt"/>
    </style:style>
    <style:style style:name="ce57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background-color="#FFFF6D" style:repeat-content="false"/>
      <style:paragraph-properties fo:text-align="center"/>
      <style:text-properties fo:font-size="20pt" style:font-size-asian="20pt" style:font-size-complex="20pt"/>
    </style:style>
    <style:style style:name="ce58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background-color="#77BC65" style:repeat-content="false"/>
      <style:paragraph-properties fo:text-align="center"/>
      <style:text-properties fo:font-size="20pt" style:font-size-asian="20pt" style:font-size-complex="20pt"/>
    </style:style>
    <style:style style:name="ce59" style:family="table-cell" style:parent-style-name="Default" style:data-style-name="N0">
      <style:table-cell-properties fo:border-top="none" fo:border-bottom="2pt solid #000000" fo:border-left="thin solid #000000" fo:border-right="thin solid #000000" fo:background-color="#BF819E"/>
    </style:style>
    <style:style style:name="ce60" style:family="table-cell" style:parent-style-name="Default" style:data-style-name="N0">
      <style:table-cell-properties fo:border-top="none" fo:border-bottom="2pt solid #000000" fo:border-left="thin solid #000000" fo:border-right="thin solid #000000" fo:background-color="#FF7B59"/>
    </style:style>
    <style:style style:name="ce61" style:family="table-cell" style:parent-style-name="Default" style:data-style-name="N0">
      <style:table-cell-properties fo:border-top="none" fo:border-bottom="2pt solid #000000" fo:border-left="thin solid #000000" fo:border-right="thin solid #000000" fo:background-color="#FFFF6D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20pt" style:font-size-asian="20pt" style:font-size-complex="20pt"/>
    </style:style>
    <style:style style:name="ce6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BF819E"/>
    </style:style>
    <style:style style:name="ce64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7B59"/>
    </style:style>
    <style:style style:name="ce65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6D"/>
    </style:style>
    <style:style style:name="ce66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#D4EA6B" style:repeat-content="false"/>
      <style:paragraph-properties fo:text-align="center"/>
      <style:text-properties fo:font-size="20pt" style:font-size-asian="20pt" style:font-size-complex="20pt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729FCF" style:repeat-content="false"/>
      <style:paragraph-properties fo:text-align="center"/>
      <style:text-properties fo:font-size="20pt" style:font-size-asian="20pt" style:font-size-complex="20pt"/>
    </style:style>
    <style:style style:name="ce6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6D6D" style:repeat-content="false"/>
      <style:paragraph-properties fo:text-align="center"/>
      <style:text-properties fo:font-size="20pt" style:font-size-asian="20pt" style:font-size-complex="20pt"/>
    </style:style>
    <style:style style:name="ce6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6D" style:repeat-content="false"/>
      <style:paragraph-properties fo:text-align="center"/>
      <style:text-properties fo:font-size="20pt" style:font-size-asian="20pt" style:font-size-complex="20pt"/>
    </style:style>
    <style:style style:name="ce7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77BC65" style:repeat-content="false"/>
      <style:paragraph-properties fo:text-align="center"/>
      <style:text-properties fo:font-size="20pt" style:font-size-asian="20pt" style:font-size-complex="20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C9211E" style:text-line-through-style="none" style:font-name="Liberation Sans" style:font-name-asian="Liberation Sans" style:font-name-complex="Liberation Sans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4pt" style:font-size-asian="14pt" style:font-size-complex="14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7" style:family="text" style:parent-style-name="Default">
      <style:text-properties fo:color="#000000" style:text-line-through-style="none" style:font-name="Liberation Sans" style:font-name-asian="Liberation Sans" style:font-name-complex="Liberation Sans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3.757083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29.25pt" style:use-optimal-row-height="true" fo:break-before="auto"/>
    </style:style>
    <style:style style:name="ro4" style:family="table-row">
      <style:table-row-properties style:row-height="30.75pt" style:use-optimal-row-height="true" fo:break-before="auto"/>
    </style:style>
    <style:style style:name="ro5" style:family="table-row">
      <style:table-row-properties style:row-height="2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3" table:number-columns-repeated="16" table:default-cell-style-name="ce2"/>
        <table:table-column table:style-name="co1" table:number-columns-repeated="997" table:default-cell-style-name="ce2"/>
        <table:table-column table:style-name="co4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2">
          <table:table-cell table:number-columns-repeated="2"/>
          <table:table-cell office:value-type="string" table:style-name="ce3">
            <text:p>Θ<text:span text:style-name="T2">1</text:span>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kg*m</text:p>
          </table:table-cell>
          <table:table-cell table:style-name="ce2"/>
          <table:table-cell office:value-type="string" table:style-name="ce3">
            <text:p>c<text:span text:style-name="T2">1</text:span></text:p>
          </table:table-cell>
          <table:table-cell office:value-type="float" office:value="10000" table:style-name="ce3">
            <text:p>10000</text:p>
          </table:table-cell>
          <table:table-cell office:value-type="string" table:style-name="ce2">
            <text:p>N*m</text:p>
          </table:table-cell>
          <table:table-cell office:value-type="string" table:number-columns-spanned="6" table:number-rows-spanned="2" table:style-name="ce52">
            <text:p>Einheit<text:s/><text:span text:style-name="T4">ist N*m</text:span><text:s/>und<text:s/><text:span text:style-name="T5">nicht</text:span><text:s/>N/m, da es sich um Torsionsschwinger (ähnlich, wie eine Torsionsfeder) handelt. Torsionsfedern haben die Einheit N*m.</text:p>
          </table:table-cell>
          <table:covered-table-cell table:number-columns-repeated="5"/>
          <table:table-cell table:number-columns-repeated="1009" table:style-name="ce2"/>
          <table:table-cell table:number-columns-repeated="15360"/>
        </table:table-row>
        <table:table-row table:style-name="ro2">
          <table:table-cell table:number-columns-repeated="2"/>
          <table:table-cell office:value-type="string" table:style-name="ce3">
            <text:p>Θ<text:span text:style-name="T2">2</text:span></text:p>
          </table:table-cell>
          <table:table-cell office:value-type="float" office:value="10" table:style-name="ce3">
            <text:p>10</text:p>
          </table:table-cell>
          <table:table-cell office:value-type="string" table:style-name="ce2">
            <text:p>kg*m</text:p>
          </table:table-cell>
          <table:table-cell table:style-name="ce2"/>
          <table:table-cell office:value-type="string" table:style-name="ce3">
            <text:p>c<text:span text:style-name="T6">2</text:span></text:p>
          </table:table-cell>
          <table:table-cell office:value-type="float" office:value="30000" table:style-name="ce3">
            <text:p>30000</text:p>
          </table:table-cell>
          <table:table-cell office:value-type="string" table:style-name="ce2">
            <text:p>N*m</text:p>
          </table:table-cell>
          <table:covered-table-cell/>
          <table:covered-table-cell table:number-columns-repeated="5"/>
          <table:table-cell table:number-columns-repeated="13" table:style-name="ce2"/>
          <table:table-cell office:value-type="string" table:style-name="ce4">
            <text:p>Θ</text:p>
          </table:table-cell>
          <table:table-cell office:value-type="string" table:style-name="ce4">
            <text:p>φ</text:p>
          </table:table-cell>
          <table:table-cell office:value-type="string" table:style-name="ce4">
            <text:p>ω</text:p>
          </table:table-cell>
          <table:table-cell office:value-type="string" table:style-name="ce4">
            <text:p>∆</text:p>
          </table:table-cell>
          <table:table-cell table:number-columns-repeated="16352"/>
        </table:table-row>
        <table:table-row table:style-name="ro2">
          <table:table-cell table:number-columns-repeated="2"/>
          <table:table-cell office:value-type="string" table:style-name="ce3">
            <text:p>Θ<text:span text:style-name="T2">3</text:span>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kg*m</text:p>
          </table:table-cell>
          <table:table-cell table:style-name="ce2"/>
          <table:table-cell office:value-type="string" table:style-name="ce2">
            <text:p>c<text:span text:style-name="T2">3</text:span>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table:number-columns-repeated="2"/>
          <table:table-cell office:value-type="string" table:style-name="ce2">
            <text:p>Θ<text:span text:style-name="T2">4</text:span></text:p>
          </table:table-cell>
          <table:table-cell table:style-name="ce2"/>
          <table:table-cell office:value-type="string" table:style-name="ce2">
            <text:p>kg*m</text:p>
          </table:table-cell>
          <table:table-cell table:number-columns-repeated="1019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9" table:style-name="ce2"/>
          <table:table-cell office:value-type="string" table:number-columns-spanned="2" table:number-rows-spanned="1" table:style-name="ce53">
            <text:p><text:span text:style-name="T1">ω</text:span><text:span text:style-name="T2">1</text:span><text:span text:style-name="T7">2</text:span></text:p>
          </table:table-cell>
          <table:covered-table-cell/>
          <table:table-cell office:value-type="string" table:number-columns-spanned="2" table:number-rows-spanned="1" table:style-name="ce53">
            <text:p>ω<text:span text:style-name="T2">2</text:span><text:span text:style-name="T7">2</text:span></text:p>
          </table:table-cell>
          <table:covered-table-cell/>
          <table:table-cell office:value-type="string" table:number-columns-spanned="2" table:number-rows-spanned="1" table:style-name="ce53">
            <text:p>ω<text:span text:style-name="T2">3</text:span><text:span text:style-name="T7">2</text:span></text:p>
          </table:table-cell>
          <table:covered-table-cell/>
          <table:table-cell office:value-type="string" table:number-columns-spanned="2" table:number-rows-spanned="1" table:style-name="ce53">
            <text:p>ω<text:span text:style-name="T2">4</text:span><text:span text:style-name="T7">2</text:span></text:p>
          </table:table-cell>
          <table:covered-table-cell/>
          <table:table-cell office:value-type="string" table:number-columns-spanned="2" table:number-rows-spanned="1" table:style-name="ce53">
            <text:p>ω<text:span text:style-name="T2">5</text:span><text:span text:style-name="T7">2</text:span></text:p>
          </table:table-cell>
          <table:covered-table-cell/>
          <table:table-cell office:value-type="string" table:number-columns-spanned="2" table:number-rows-spanned="1" table:style-name="ce53">
            <text:p><text:span text:style-name="T1">ω</text:span><text:span text:style-name="T2">6</text:span><text:span text:style-name="T7">2</text:span></text:p>
          </table:table-cell>
          <table:covered-table-cell/>
          <table:table-cell office:value-type="string" table:number-columns-spanned="2" table:number-rows-spanned="1" table:style-name="ce53">
            <text:p><text:span text:style-name="T1">ω</text:span><text:span text:style-name="T2">7</text:span><text:span text:style-name="T7">2</text:span></text:p>
          </table:table-cell>
          <table:covered-table-cell/>
          <table:table-cell office:value-type="string" table:number-columns-spanned="2" table:number-rows-spanned="1" table:style-name="ce53">
            <text:p><text:span text:style-name="T1">ω</text:span><text:span text:style-name="T2">8</text:span><text:span text:style-name="T7">2</text:span></text:p>
          </table:table-cell>
          <table:covered-table-cell/>
          <table:table-cell table:number-columns-repeated="997" table:style-name="ce2"/>
          <table:table-cell table:number-columns-repeated="15360"/>
        </table:table-row>
        <table:table-row table:style-name="ro3">
          <table:table-cell table:number-columns-repeated="2"/>
          <table:table-cell table:number-columns-repeated="7" table:style-name="ce2"/>
          <table:table-cell office:value-type="string" table:number-columns-spanned="2" table:number-rows-spanned="1" table:style-name="ce53">
            <text:p><text:span text:style-name="T1">ω</text:span><text:span text:style-name="T7">2</text:span><text:span text:style-name="T1"><text:s/>[1/s²]</text:span></text:p>
          </table:table-cell>
          <table:covered-table-cell/>
          <table:table-cell office:value-type="float" office:value="8000" table:number-columns-spanned="2" table:number-rows-spanned="2" table:style-name="ce66">
            <text:p>8000</text:p>
          </table:table-cell>
          <table:covered-table-cell/>
          <table:table-cell office:value-type="float" office:value="16000" table:number-columns-spanned="2" table:number-rows-spanned="2" table:style-name="ce67">
            <text:p>16000</text:p>
          </table:table-cell>
          <table:covered-table-cell/>
          <table:table-cell office:value-type="float" office:value="20000" table:number-columns-spanned="2" table:number-rows-spanned="2" table:style-name="ce68">
            <text:p>20000</text:p>
          </table:table-cell>
          <table:covered-table-cell/>
          <table:table-cell office:value-type="float" office:value="40000" table:number-columns-spanned="2" table:number-rows-spanned="2" table:style-name="ce69">
            <text:p>40000</text:p>
          </table:table-cell>
          <table:covered-table-cell/>
          <table:table-cell office:value-type="float" office:value="50000" table:number-columns-spanned="2" table:number-rows-spanned="2" table:style-name="ce70">
            <text:p>50000</text:p>
          </table:table-cell>
          <table:covered-table-cell/>
          <table:table-cell table:number-columns-spanned="2" table:number-rows-spanned="2" table:style-name="ce63"/>
          <table:covered-table-cell/>
          <table:table-cell table:number-columns-spanned="2" table:number-rows-spanned="2" table:style-name="ce64"/>
          <table:covered-table-cell/>
          <table:table-cell table:number-columns-spanned="2" table:number-rows-spanned="2" table:style-name="ce65"/>
          <table:covered-table-cell/>
          <table:table-cell table:number-columns-repeated="997" table:style-name="ce2"/>
          <table:table-cell table:number-columns-repeated="15360"/>
        </table:table-row>
        <table:table-row table:style-name="ro4">
          <table:table-cell table:number-columns-repeated="2"/>
          <table:table-cell table:number-columns-repeated="7" table:style-name="ce2"/>
          <table:table-cell office:value-type="string" table:style-name="ce3">
            <text:p>φ<text:span text:style-name="T2">i</text:span></text:p>
          </table:table-cell>
          <table:table-cell office:value-type="string" table:style-name="ce5">
            <text:p><text:span text:style-name="T1">Θ</text:span><text:span text:style-name="T2">i</text:span><text:span text:style-name="T1">*</text:span><text:span text:style-name="T1">φ</text:span><text:span text:style-name="T2">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997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7" table:style-name="ce2"/>
          <table:table-cell office:value-type="string" table:style-name="ce6">
            <text:p>φ<text:span text:style-name="T2">1</text:span></text:p>
          </table:table-cell>
          <table:table-cell office:value-type="string" table:style-name="ce7">
            <text:p><text:span text:style-name="T1">Θ*</text:span><text:span text:style-name="T1">φ</text:span><text:span text:style-name="T2">1</text:span></text:p>
          </table:table-cell>
          <table:table-cell office:value-type="float" office:value="1" table:style-name="ce8">
            <text:p>1</text:p>
          </table:table-cell>
          <table:table-cell office:value-type="float" office:value="2" table:formula="of:=[.$L11]*[.$D2]" table:style-name="ce9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2" table:formula="of:=[.$N11]*[.$D2]" table:style-name="ce11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2" table:formula="of:=[.$P11]*[.$D2]" table:style-name="ce13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formula="of:=[.$R11]*[.$D2]" table:style-name="ce15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2" table:formula="of:=[.$T11]*[.$D2]" table:style-name="ce17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formula="of:=[.$V11]*[.$D2]" table:style-name="ce19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2" table:formula="of:=[.$X11]*[.$D2]" table:style-name="ce21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formula="of:=[.$Z11]*[.$D2]" table:style-name="ce15">
            <text:p>2</text:p>
          </table:table-cell>
          <table:table-cell table:number-columns-repeated="997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7" table:style-name="ce2"/>
          <table:table-cell office:value-type="string" table:style-name="ce3">
            <text:p>φ<text:span text:style-name="T2">2</text:span></text:p>
          </table:table-cell>
          <table:table-cell office:value-type="string" table:style-name="ce5">
            <text:p><text:span text:style-name="T1">Θ*</text:span><text:span text:style-name="T1">φ</text:span><text:span text:style-name="T2">2</text:span></text:p>
          </table:table-cell>
          <table:table-cell office:value-type="float" office:value="-0.60000000000000009" table:formula="of:=IF(ISBLANK([.L$9]);&quot;&quot;;[.L11]-([.L$9]/[.$H2])*SUM([.M11]))" table:style-name="ce22">
            <text:p>-0,600</text:p>
          </table:table-cell>
          <table:table-cell office:value-type="float" office:value="-6.0000000000000009" table:formula="of:=IF(ISBLANK([.L$9]);&quot;&quot;;[.L12]*[.$D3])" table:style-name="ce23">
            <text:p>-6,000</text:p>
          </table:table-cell>
          <table:table-cell office:value-type="float" office:value="-2.2000000000000002" table:formula="of:=IF(ISBLANK([.N$9]);&quot;&quot;;[.N11]-([.N$9]/[.$H2])*SUM([.O11]))" table:style-name="ce24">
            <text:p>-2,200</text:p>
          </table:table-cell>
          <table:table-cell office:value-type="float" office:value="-22" table:formula="of:=IF(ISBLANK([.N$9]);&quot;&quot;;[.N12]*[.$D3])" table:style-name="ce25">
            <text:p>-22,000</text:p>
          </table:table-cell>
          <table:table-cell office:value-type="float" office:value="-3" table:formula="of:=IF(ISBLANK([.P$9]);&quot;&quot;;[.P11]-([.P$9]/[.$H2])*SUM([.Q11]))" table:style-name="ce26">
            <text:p>-3,000</text:p>
          </table:table-cell>
          <table:table-cell office:value-type="float" office:value="-30" table:formula="of:=IF(ISBLANK([.P$9]);&quot;&quot;;[.P12]*[.$D3])" table:style-name="ce27">
            <text:p>-30,000</text:p>
          </table:table-cell>
          <table:table-cell office:value-type="float" office:value="-7" table:formula="of:=IF(ISBLANK([.R$9]);&quot;&quot;;[.R11]-([.R$9]/[.$H2])*SUM([.S11]))" table:style-name="ce28">
            <text:p>-7,000</text:p>
          </table:table-cell>
          <table:table-cell office:value-type="float" office:value="-70" table:formula="of:=IF(ISBLANK([.R$9]);&quot;&quot;;[.R12]*[.$D3])" table:style-name="ce29">
            <text:p>-70,000</text:p>
          </table:table-cell>
          <table:table-cell office:value-type="float" office:value="-9" table:formula="of:=IF(ISBLANK([.T$9]);&quot;&quot;;[.T11]-([.T$9]/[.$H2])*SUM([.U11]))" table:style-name="ce30">
            <text:p>-9,000</text:p>
          </table:table-cell>
          <table:table-cell office:value-type="float" office:value="-90" table:formula="of:=IF(ISBLANK([.T$9]);&quot;&quot;;[.T12]*[.$D3])" table:style-name="ce31">
            <text:p>-90,000</text:p>
          </table:table-cell>
          <table:table-cell office:value-type="string" office:string-value="" table:formula="of:=IF(ISBLANK([.V$9]);&quot;&quot;;[.V11]-([.V$9]/[.$H2])*SUM([.W11]))" table:style-name="ce32"/>
          <table:table-cell office:value-type="string" office:string-value="" table:formula="of:=IF(ISBLANK([.V$9]);&quot;&quot;;[.V12]*[.$D3])" table:style-name="ce33"/>
          <table:table-cell office:value-type="string" office:string-value="" table:formula="of:=IF(ISBLANK([.X$9]);&quot;&quot;;[.X11]-([.X$9]/[.$H2])*SUM([.Y11]))" table:style-name="ce34"/>
          <table:table-cell office:value-type="string" office:string-value="" table:formula="of:=IF(ISBLANK([.X$9]);&quot;&quot;;[.X12]*[.$D3])" table:style-name="ce35"/>
          <table:table-cell office:value-type="string" office:string-value="" table:formula="of:=IF(ISBLANK([.Z$9]);&quot;&quot;;[.Z11]-([.Z$9]/[.$H2])*SUM([.AA11]))" table:style-name="ce28"/>
          <table:table-cell office:value-type="string" office:string-value="" table:formula="of:=IF(ISBLANK([.Z$9]);&quot;&quot;;[.Z12]*[.$D3])" table:style-name="ce29"/>
          <table:table-cell table:number-columns-repeated="997" table:style-name="ce2"/>
          <table:table-cell table:number-columns-repeated="15360"/>
        </table:table-row>
        <table:table-row table:style-name="ro4">
          <table:table-cell table:number-columns-repeated="2"/>
          <table:table-cell table:number-columns-repeated="7" table:style-name="ce2"/>
          <table:table-cell office:value-type="string" table:style-name="ce3">
            <text:p>φ<text:span text:style-name="T2">3</text:span></text:p>
          </table:table-cell>
          <table:table-cell office:value-type="string" table:style-name="ce5">
            <text:p><text:span text:style-name="T1">Θ*</text:span><text:span text:style-name="T1">φ</text:span><text:span text:style-name="T2">3</text:span></text:p>
          </table:table-cell>
          <table:table-cell office:value-type="float" office:value="0.46666666666666679" table:formula="of:=IF(ISBLANK([.L$9]);&quot;&quot;;[.L12]-([.L$9]/[.$H3])*SUM([.M11:.M12]))" table:style-name="ce22">
            <text:p>0,467</text:p>
          </table:table-cell>
          <table:table-cell office:value-type="float" office:value="2.8000000000000007" table:formula="of:=IF(ISBLANK([.L$9]);&quot;&quot;;[.L13]*[.$D4])" table:style-name="ce23">
            <text:p>2,800</text:p>
          </table:table-cell>
          <table:table-cell office:value-type="float" office:value="8.466666666666665" table:formula="of:=IF(ISBLANK([.N$9]);&quot;&quot;;[.N12]-([.N$9]/[.$H3])*SUM([.O11:.O12]))" table:style-name="ce24">
            <text:p>8,467</text:p>
          </table:table-cell>
          <table:table-cell office:value-type="float" office:value="50.79999999999999" table:formula="of:=IF(ISBLANK([.N$9]);&quot;&quot;;[.N13]*[.$D4])" table:style-name="ce25">
            <text:p>50,800</text:p>
          </table:table-cell>
          <table:table-cell office:value-type="float" office:value="15.666666666666664" table:formula="of:=IF(ISBLANK([.P$9]);&quot;&quot;;[.P12]-([.P$9]/[.$H3])*SUM([.Q11:.Q12]))" table:style-name="ce26">
            <text:p>15,667</text:p>
          </table:table-cell>
          <table:table-cell office:value-type="float" office:value="93.999999999999986" table:formula="of:=IF(ISBLANK([.P$9]);&quot;&quot;;[.P13]*[.$D4])" table:style-name="ce27">
            <text:p>94,000</text:p>
          </table:table-cell>
          <table:table-cell office:value-type="float" office:value="83.666666666666657" table:formula="of:=IF(ISBLANK([.R$9]);&quot;&quot;;[.R12]-([.R$9]/[.$H3])*SUM([.S11:.S12]))" table:style-name="ce28">
            <text:p>83,667</text:p>
          </table:table-cell>
          <table:table-cell office:value-type="float" office:value="501.99999999999994" table:formula="of:=IF(ISBLANK([.R$9]);&quot;&quot;;[.R13]*[.$D4])" table:style-name="ce29">
            <text:p>502,000</text:p>
          </table:table-cell>
          <table:table-cell office:value-type="float" office:value="137.66666666666669" table:formula="of:=IF(ISBLANK([.T$9]);&quot;&quot;;[.T12]-([.T$9]/[.$H3])*SUM([.U11:.U12]))" table:style-name="ce30">
            <text:p>137,667</text:p>
          </table:table-cell>
          <table:table-cell office:value-type="float" office:value="826.00000000000011" table:formula="of:=IF(ISBLANK([.T$9]);&quot;&quot;;[.T13]*[.$D4])" table:style-name="ce31">
            <text:p>826,000</text:p>
          </table:table-cell>
          <table:table-cell office:value-type="string" office:string-value="" table:formula="of:=IF(ISBLANK([.V$9]);&quot;&quot;;[.V12]-([.V$9]/[.$H3])*SUM([.W11:.W12]))" table:style-name="ce32"/>
          <table:table-cell office:value-type="string" office:string-value="" table:formula="of:=IF(ISBLANK([.V$9]);&quot;&quot;;[.V13]*[.$D4])" table:style-name="ce33"/>
          <table:table-cell office:value-type="string" office:string-value="" table:formula="of:=IF(ISBLANK([.X$9]);&quot;&quot;;[.X12]-([.X$9]/[.$H3])*SUM([.Y11:.Y12]))" table:style-name="ce34"/>
          <table:table-cell office:value-type="string" office:string-value="" table:formula="of:=IF(ISBLANK([.X$9]);&quot;&quot;;[.X13]*[.$D4])" table:style-name="ce35"/>
          <table:table-cell office:value-type="string" office:string-value="" table:formula="of:=IF(ISBLANK([.Z$9]);&quot;&quot;;[.Z12]-([.Z$9]/[.$H3])*SUM([.AA11:.AA12]))" table:style-name="ce28"/>
          <table:table-cell office:value-type="string" office:string-value="" table:formula="of:=IF(ISBLANK([.Z$9]);&quot;&quot;;[.Z13]*[.$D4])" table:style-name="ce29"/>
          <table:table-cell table:number-columns-repeated="997" table:style-name="ce2"/>
          <table:table-cell table:number-columns-repeated="15360"/>
        </table:table-row>
        <table:table-row table:style-name="ro2">
          <table:table-cell table:number-columns-repeated="2"/>
          <table:table-cell table:style-name="ce2"/>
          <table:table-cell table:style-name="ce36"/>
          <table:table-cell table:style-name="ce37"/>
          <table:table-cell table:number-columns-repeated="4" table:style-name="ce2"/>
          <table:table-cell office:value-type="string" table:style-name="ce6">
            <text:p><text:span text:style-name="T1">∆</text:span><text:span text:style-name="T2">ω2</text:span></text:p>
          </table:table-cell>
          <table:table-cell office:value-type="string" table:style-name="ce6">
            <text:p><text:span text:style-name="T1">∑</text:span><text:span text:style-name="T1">Θ</text:span><text:span text:style-name="T2">i</text:span><text:span text:style-name="T1">*φ</text:span><text:span text:style-name="T2">i</text:span></text:p>
          </table:table-cell>
          <table:table-cell office:value-type="string" table:style-name="ce38">
            <text:p><text:span text:style-name="T1">∆</text:span><text:span text:style-name="T2">ω2</text:span></text:p>
          </table:table-cell>
          <table:table-cell office:value-type="float" office:value="-1.2000000000000002" table:formula="of:=IF(ISBLANK([.L$9]); &quot;&quot;;SUM([.M11:.M13]))" table:style-name="ce39">
            <text:p>-1,200</text:p>
          </table:table-cell>
          <table:table-cell office:value-type="string" table:style-name="ce40">
            <text:p><text:span text:style-name="T1">∆</text:span><text:span text:style-name="T2">ω2</text:span></text:p>
          </table:table-cell>
          <table:table-cell office:value-type="float" office:value="30.79999999999999" table:formula="of:=IF(ISBLANK([.N$9]); &quot;&quot;;SUM([.O11:.O13]))" table:style-name="ce41">
            <text:p>30,800</text:p>
          </table:table-cell>
          <table:table-cell office:value-type="string" table:style-name="ce42">
            <text:p><text:span text:style-name="T1">∆</text:span><text:span text:style-name="T2">ω2</text:span></text:p>
          </table:table-cell>
          <table:table-cell office:value-type="float" office:value="65.999999999999986" table:formula="of:=IF(ISBLANK([.P$9]); &quot;&quot;;SUM([.Q11:.Q13]))" table:style-name="ce43">
            <text:p>66,000</text:p>
          </table:table-cell>
          <table:table-cell office:value-type="string" table:style-name="ce44">
            <text:p><text:span text:style-name="T1">∆</text:span><text:span text:style-name="T2">ω2</text:span></text:p>
          </table:table-cell>
          <table:table-cell office:value-type="float" office:value="433.99999999999994" table:formula="of:=IF(ISBLANK([.R$9]); &quot;&quot;;SUM([.S11:.S13]))" table:style-name="ce45">
            <text:p>434,000</text:p>
          </table:table-cell>
          <table:table-cell office:value-type="string" table:style-name="ce46">
            <text:p><text:span text:style-name="T1">∆</text:span><text:span text:style-name="T2">ω2</text:span></text:p>
          </table:table-cell>
          <table:table-cell office:value-type="float" office:value="738.00000000000011" table:formula="of:=IF(ISBLANK([.T$9]); &quot;&quot;;SUM([.U11:.U13]))" table:style-name="ce47">
            <text:p>738,000</text:p>
          </table:table-cell>
          <table:table-cell office:value-type="string" table:style-name="ce48">
            <text:p><text:span text:style-name="T1">∆</text:span><text:span text:style-name="T2">ω2</text:span></text:p>
          </table:table-cell>
          <table:table-cell office:value-type="string" office:string-value="" table:formula="of:=IF(ISBLANK([.V$9]); &quot;&quot;;SUM([.W11:.W13]))" table:style-name="ce49"/>
          <table:table-cell office:value-type="string" table:style-name="ce50">
            <text:p><text:span text:style-name="T1">∆</text:span><text:span text:style-name="T2">ω2</text:span></text:p>
          </table:table-cell>
          <table:table-cell office:value-type="string" office:string-value="" table:formula="of:=IF(ISBLANK([.X$9]); &quot;&quot;;SUM([.Y11:.Y13]))" table:style-name="ce51"/>
          <table:table-cell office:value-type="string" table:style-name="ce44">
            <text:p><text:span text:style-name="T1">∆</text:span><text:span text:style-name="T2">ω2</text:span></text:p>
          </table:table-cell>
          <table:table-cell office:value-type="string" office:string-value="" table:formula="of:=IF(ISBLANK([.Z$9]); &quot;&quot;;SUM([.AA11:.AA13]))" table:style-name="ce45"/>
          <table:table-cell table:number-columns-repeated="997" table:style-name="ce2"/>
          <table:table-cell table:number-columns-repeated="15360"/>
        </table:table-row>
        <table:table-row table:number-rows-repeated="5" table:style-name="ro5">
          <table:table-cell table:number-columns-repeated="16384"/>
        </table:table-row>
        <table:table-row table:style-name="ro1">
          <table:table-cell table:number-columns-repeated="9"/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9"/>
          <table:table-cell table:number-columns-repeated="2" table:style-name="ce2"/>
          <table:table-cell office:value-type="string" table:number-columns-spanned="2" table:number-rows-spanned="1" table:style-name="ce53">
            <text:p><text:span text:style-name="T1">ω</text:span><text:span text:style-name="T2">1</text:span><text:span text:style-name="T7">2</text:span></text:p>
          </table:table-cell>
          <table:covered-table-cell/>
          <table:table-cell office:value-type="string" table:number-columns-spanned="2" table:number-rows-spanned="1" table:style-name="ce53">
            <text:p>ω<text:span text:style-name="T2">2</text:span><text:span text:style-name="T7">2</text:span></text:p>
          </table:table-cell>
          <table:covered-table-cell/>
          <table:table-cell office:value-type="string" table:number-columns-spanned="2" table:number-rows-spanned="1" table:style-name="ce53">
            <text:p>ω<text:span text:style-name="T2">3</text:span><text:span text:style-name="T7">2</text:span></text:p>
          </table:table-cell>
          <table:covered-table-cell/>
          <table:table-cell office:value-type="string" table:number-columns-spanned="2" table:number-rows-spanned="1" table:style-name="ce53">
            <text:p>ω<text:span text:style-name="T2">4</text:span><text:span text:style-name="T7">2</text:span></text:p>
          </table:table-cell>
          <table:covered-table-cell/>
          <table:table-cell office:value-type="string" table:number-columns-spanned="2" table:number-rows-spanned="1" table:style-name="ce53">
            <text:p>ω<text:span text:style-name="T2">5</text:span><text:span text:style-name="T7">2</text:span></text:p>
          </table:table-cell>
          <table:covered-table-cell/>
          <table:table-cell office:value-type="string" table:number-columns-spanned="2" table:number-rows-spanned="1" table:style-name="ce53">
            <text:p><text:span text:style-name="T1">ω</text:span><text:span text:style-name="T2">6</text:span><text:span text:style-name="T7">2</text:span></text:p>
          </table:table-cell>
          <table:covered-table-cell/>
          <table:table-cell office:value-type="string" table:number-columns-spanned="2" table:number-rows-spanned="1" table:style-name="ce53">
            <text:p><text:span text:style-name="T1">ω</text:span><text:span text:style-name="T2">7</text:span><text:span text:style-name="T7">2</text:span></text:p>
          </table:table-cell>
          <table:covered-table-cell/>
          <table:table-cell office:value-type="string" table:number-columns-spanned="2" table:number-rows-spanned="1" table:style-name="ce53">
            <text:p><text:span text:style-name="T1">ω</text:span><text:span text:style-name="T2">8</text:span><text:span text:style-name="T7">2</text:span></text:p>
          </table:table-cell>
          <table:covered-table-cell/>
          <table:table-cell table:number-columns-repeated="16357"/>
        </table:table-row>
        <table:table-row table:style-name="ro3">
          <table:table-cell table:number-columns-repeated="9"/>
          <table:table-cell office:value-type="string" table:number-columns-spanned="2" table:number-rows-spanned="1" table:style-name="ce53">
            <text:p><text:span text:style-name="T1">ω</text:span><text:span text:style-name="T7">2</text:span><text:span text:style-name="T1"><text:s/>[1/s²]</text:span></text:p>
          </table:table-cell>
          <table:covered-table-cell/>
          <table:table-cell office:value-type="float" office:value="8000" table:number-columns-spanned="2" table:number-rows-spanned="2" table:style-name="ce66">
            <text:p>8000</text:p>
          </table:table-cell>
          <table:covered-table-cell/>
          <table:table-cell office:value-type="float" office:value="16000" table:number-columns-spanned="2" table:number-rows-spanned="2" table:style-name="ce67">
            <text:p>16000</text:p>
          </table:table-cell>
          <table:covered-table-cell/>
          <table:table-cell office:value-type="float" office:value="20000" table:number-columns-spanned="2" table:number-rows-spanned="2" table:style-name="ce68">
            <text:p>20000</text:p>
          </table:table-cell>
          <table:covered-table-cell/>
          <table:table-cell office:value-type="float" office:value="40000" table:number-columns-spanned="2" table:number-rows-spanned="2" table:style-name="ce69">
            <text:p>40000</text:p>
          </table:table-cell>
          <table:covered-table-cell/>
          <table:table-cell office:value-type="float" office:value="50000" table:number-columns-spanned="2" table:number-rows-spanned="2" table:style-name="ce70">
            <text:p>50000</text:p>
          </table:table-cell>
          <table:covered-table-cell/>
          <table:table-cell table:number-columns-spanned="2" table:number-rows-spanned="2" table:style-name="ce63"/>
          <table:covered-table-cell/>
          <table:table-cell table:number-columns-spanned="2" table:number-rows-spanned="2" table:style-name="ce64"/>
          <table:covered-table-cell/>
          <table:table-cell table:number-columns-spanned="2" table:number-rows-spanned="2" table:style-name="ce65"/>
          <table:covered-table-cell/>
          <table:table-cell table:number-columns-repeated="16357"/>
        </table:table-row>
        <table:table-row table:style-name="ro4">
          <table:table-cell table:number-columns-repeated="9"/>
          <table:table-cell office:value-type="string" table:style-name="ce3">
            <text:p>φ<text:span text:style-name="T2">i</text:span></text:p>
          </table:table-cell>
          <table:table-cell office:value-type="string" table:style-name="ce5">
            <text:p><text:span text:style-name="T1">Θ</text:span><text:span text:style-name="T2">i</text:span><text:span text:style-name="T1">*</text:span><text:span text:style-name="T1">φ</text:span><text:span text:style-name="T2">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7"/>
        </table:table-row>
        <table:table-row table:style-name="ro2">
          <table:table-cell table:number-columns-repeated="9"/>
          <table:table-cell office:value-type="string" table:style-name="ce6">
            <text:p>φ<text:span text:style-name="T2">1</text:span></text:p>
          </table:table-cell>
          <table:table-cell office:value-type="string" table:style-name="ce7">
            <text:p><text:span text:style-name="T1">Θ*</text:span><text:span text:style-name="T1">φ</text:span><text:span text:style-name="T2">1</text:span></text:p>
          </table:table-cell>
          <table:table-cell office:value-type="float" office:value="1" table:style-name="ce8">
            <text:p>1</text:p>
          </table:table-cell>
          <table:table-cell office:value-type="float" office:value="2" table:formula="of:=[.$L24]*[.$D2]" table:style-name="ce9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2" table:formula="of:=[.$N24]*[.$D2]" table:style-name="ce11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2" table:formula="of:=[.$P24]*[.$D2]" table:style-name="ce13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formula="of:=[.$R24]*[.$D2]" table:style-name="ce15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2" table:formula="of:=[.$T24]*[.$D2]" table:style-name="ce17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" table:formula="of:=[.$V24]*[.$D2]" table:style-name="ce19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2" table:formula="of:=[.$X24]*[.$D2]" table:style-name="ce21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formula="of:=[.$Z24]*[.$D2]" table:style-name="ce15">
            <text:p>2</text:p>
          </table:table-cell>
          <table:table-cell table:number-columns-repeated="16357"/>
        </table:table-row>
        <table:table-row table:style-name="ro2">
          <table:table-cell table:number-columns-repeated="9"/>
          <table:table-cell office:value-type="string" table:style-name="ce3">
            <text:p>φ<text:span text:style-name="T2">2</text:span></text:p>
          </table:table-cell>
          <table:table-cell office:value-type="string" table:style-name="ce5">
            <text:p><text:span text:style-name="T1">Θ*</text:span><text:span text:style-name="T1">φ</text:span><text:span text:style-name="T2">2</text:span></text:p>
          </table:table-cell>
          <table:table-cell office:value-type="float" office:value="-0.60000000000000009" table:formula="of:=IF(ISBLANK([.L$22]);&quot;&quot;;[.L24]-([.L$22]/[.$H2])*SUM([.M24]))" table:style-name="ce22">
            <text:p>-0,600</text:p>
          </table:table-cell>
          <table:table-cell office:value-type="float" office:value="-6.0000000000000009" table:formula="of:=IF(ISBLANK([.L$22]);&quot;&quot;;[.L25]*[.$D3])" table:style-name="ce23">
            <text:p>-6,000</text:p>
          </table:table-cell>
          <table:table-cell office:value-type="float" office:value="-2.2000000000000002" table:formula="of:=IF(ISBLANK([.N$22]);&quot;&quot;;[.N24]-([.N$22]/[.$H2])*SUM([.O24]))" table:style-name="ce24">
            <text:p>-2,200</text:p>
          </table:table-cell>
          <table:table-cell office:value-type="float" office:value="-22" table:formula="of:=IF(ISBLANK([.N$22]);&quot;&quot;;[.N25]*[.$D3])" table:style-name="ce25">
            <text:p>-22,000</text:p>
          </table:table-cell>
          <table:table-cell office:value-type="float" office:value="-3" table:formula="of:=IF(ISBLANK([.P$22]);&quot;&quot;;[.P24]-([.P$22]/[.$H2])*SUM([.Q24]))" table:style-name="ce26">
            <text:p>-3,000</text:p>
          </table:table-cell>
          <table:table-cell office:value-type="float" office:value="-30" table:formula="of:=IF(ISBLANK([.P$22]);&quot;&quot;;[.P25]*[.$D3])" table:style-name="ce27">
            <text:p>-30,000</text:p>
          </table:table-cell>
          <table:table-cell office:value-type="float" office:value="-7" table:formula="of:=IF(ISBLANK([.R$22]);&quot;&quot;;[.R24]-([.R$22]/[.$H2])*SUM([.S24]))" table:style-name="ce28">
            <text:p>-7,000</text:p>
          </table:table-cell>
          <table:table-cell office:value-type="float" office:value="-70" table:formula="of:=IF(ISBLANK([.R$22]);&quot;&quot;;[.R25]*[.$D3])" table:style-name="ce29">
            <text:p>-70,000</text:p>
          </table:table-cell>
          <table:table-cell office:value-type="float" office:value="-9" table:formula="of:=IF(ISBLANK([.T$22]);&quot;&quot;;[.T24]-([.T$22]/[.$H2])*SUM([.U24]))" table:style-name="ce30">
            <text:p>-9,000</text:p>
          </table:table-cell>
          <table:table-cell office:value-type="float" office:value="-90" table:formula="of:=IF(ISBLANK([.T$22]);&quot;&quot;;[.T25]*[.$D3])" table:style-name="ce31">
            <text:p>-90,000</text:p>
          </table:table-cell>
          <table:table-cell office:value-type="string" office:string-value="" table:formula="of:=IF(ISBLANK([.V$22]);&quot;&quot;;[.V24]-([.V$22]/[.$H2])*SUM([.W24]))" table:style-name="ce32"/>
          <table:table-cell office:value-type="string" office:string-value="" table:formula="of:=IF(ISBLANK([.V$22]);&quot;&quot;;[.V25]*[.$D3])" table:style-name="ce33"/>
          <table:table-cell office:value-type="string" office:string-value="" table:formula="of:=IF(ISBLANK([.X$22]);&quot;&quot;;[.X24]-([.X$22]/[.$H2])*SUM([.Y24]))" table:style-name="ce34"/>
          <table:table-cell office:value-type="string" office:string-value="" table:formula="of:=IF(ISBLANK([.X$22]);&quot;&quot;;[.X25]*[.$D3])" table:style-name="ce35"/>
          <table:table-cell office:value-type="string" office:string-value="" table:formula="of:=IF(ISBLANK([.Z$22]);&quot;&quot;;[.Z24]-([.Z$22]/[.$H2])*SUM([.AA24]))" table:style-name="ce28"/>
          <table:table-cell office:value-type="string" office:string-value="" table:formula="of:=IF(ISBLANK([.Z$22]);&quot;&quot;;[.Z25]*[.$D3])" table:style-name="ce29"/>
          <table:table-cell table:number-columns-repeated="16357"/>
        </table:table-row>
        <table:table-row table:style-name="ro2">
          <table:table-cell table:number-columns-repeated="9"/>
          <table:table-cell office:value-type="string" table:style-name="ce3">
            <text:p>φ<text:span text:style-name="T2">3</text:span></text:p>
          </table:table-cell>
          <table:table-cell office:value-type="string" table:style-name="ce62">
            <text:p>Θ*φ<text:span text:style-name="T2">3</text:span></text:p>
          </table:table-cell>
          <table:table-cell office:value-type="float" office:value="0.46666666666666679" table:formula="of:=IF(ISBLANK([.L$22]);&quot;&quot;;[.L25]-([.L$22]/[.$H3])*SUM([.M24:.M25]))" table:style-name="ce22">
            <text:p>0,467</text:p>
          </table:table-cell>
          <table:table-cell office:value-type="float" office:value="2.8000000000000007" table:formula="of:=IF(ISBLANK([.L$22]);&quot;&quot;;[.L26]*[.$D4])" table:style-name="ce23">
            <text:p>2,800</text:p>
          </table:table-cell>
          <table:table-cell office:value-type="float" office:value="8.466666666666665" table:formula="of:=IF(ISBLANK([.N$22]);&quot;&quot;;[.N25]-([.N$22]/[.$H3])*SUM([.O24:.O25]))" table:style-name="ce24">
            <text:p>8,467</text:p>
          </table:table-cell>
          <table:table-cell office:value-type="float" office:value="50.79999999999999" table:formula="of:=IF(ISBLANK([.N$9]);&quot;&quot;;[.N26]*[.$D4])" table:style-name="ce25">
            <text:p>50,800</text:p>
          </table:table-cell>
          <table:table-cell office:value-type="float" office:value="15.666666666666664" table:formula="of:=IF(ISBLANK([.P$22]);&quot;&quot;;[.P25]-([.P$22]/[.$H3])*SUM([.Q24:.Q25]))" table:style-name="ce26">
            <text:p>15,667</text:p>
          </table:table-cell>
          <table:table-cell office:value-type="float" office:value="93.999999999999986" table:formula="of:=IF(ISBLANK([.P$22]);&quot;&quot;;[.P26]*[.$D4])" table:style-name="ce27">
            <text:p>94,000</text:p>
          </table:table-cell>
          <table:table-cell office:value-type="float" office:value="83.666666666666657" table:formula="of:=IF(ISBLANK([.R$22]);&quot;&quot;;[.R25]-([.R$22]/[.$H3])*SUM([.S24:.S25]))" table:style-name="ce28">
            <text:p>83,667</text:p>
          </table:table-cell>
          <table:table-cell office:value-type="float" office:value="501.99999999999994" table:formula="of:=IF(ISBLANK([.R$22]);&quot;&quot;;[.R26]*[.$D4])" table:style-name="ce29">
            <text:p>502,000</text:p>
          </table:table-cell>
          <table:table-cell office:value-type="float" office:value="137.66666666666669" table:formula="of:=IF(ISBLANK([.T$22]);&quot;&quot;;[.T25]-([.T$22]/[.$H3])*SUM([.U24:.U25]))" table:style-name="ce30">
            <text:p>137,667</text:p>
          </table:table-cell>
          <table:table-cell office:value-type="float" office:value="826.00000000000011" table:formula="of:=IF(ISBLANK([.T$22]);&quot;&quot;;[.T26]*[.$D4])" table:style-name="ce31">
            <text:p>826,000</text:p>
          </table:table-cell>
          <table:table-cell office:value-type="string" office:string-value="" table:formula="of:=IF(ISBLANK([.V$22]);&quot;&quot;;[.V25]-([.V$22]/[.$H3])*SUM([.W24:.W25]))" table:style-name="ce32"/>
          <table:table-cell office:value-type="string" office:string-value="" table:formula="of:=IF(ISBLANK([.V$22]);&quot;&quot;;[.V26]*[.$D4])" table:style-name="ce33"/>
          <table:table-cell office:value-type="string" office:string-value="" table:formula="of:=IF(ISBLANK([.X$22]);&quot;&quot;;[.X25]-([.X$22]/[.$H3])*SUM([.Y24:.Y25]))" table:style-name="ce34"/>
          <table:table-cell office:value-type="string" office:string-value="" table:formula="of:=IF(ISBLANK([.X$22]);&quot;&quot;;[.X26]*[.$D4])" table:style-name="ce35"/>
          <table:table-cell office:value-type="string" office:string-value="" table:formula="of:=IF(ISBLANK([.Z$22]);&quot;&quot;;[.Z25]-([.Z$22]/[.$H3])*SUM([.AA24:.AA25]))" table:style-name="ce28"/>
          <table:table-cell office:value-type="string" office:string-value="" table:formula="of:=IF(ISBLANK([.Z$22]);&quot;&quot;;[.Z26]*[.$D4])" table:style-name="ce29"/>
          <table:table-cell table:number-columns-repeated="16357"/>
        </table:table-row>
        <table:table-row table:style-name="ro4">
          <table:table-cell table:number-columns-repeated="9"/>
          <table:table-cell office:value-type="string" table:style-name="ce2">
            <text:p>φ<text:span text:style-name="T2">4</text:span></text:p>
          </table:table-cell>
          <table:table-cell office:value-type="string" table:style-name="ce2">
            <text:p>Θ*φ4</text:p>
          </table:table-cell>
          <table:table-cell office:value-type="float" office:value="0" table:formula="of:=IF(ISBLANK([.L$22]);&quot;&quot;;[.L26]-([.L$22]/[.$H4])*SUM([.M24:.M25]:[.M26]))" table:style-name="ce2">
            <text:p>#DIV/0!</text:p>
          </table:table-cell>
          <table:table-cell office:value-type="float" office:value="0" table:formula="of:=IF(ISBLANK([.L$22]);&quot;&quot;;[.L27]*[.$D5])" table:style-name="ce2">
            <text:p>#DIV/0!</text:p>
          </table:table-cell>
          <table:table-cell office:value-type="float" office:value="0" table:formula="of:=IF(ISBLANK([.N$22]);&quot;&quot;;[.N26]-([.N$22]/[.$H4])*SUM([.O24:.O25]:[.O26]))" table:style-name="ce2">
            <text:p>#DIV/0!</text:p>
          </table:table-cell>
          <table:table-cell office:value-type="float" office:value="0" table:formula="of:=IF(ISBLANK([.N$22]);&quot;&quot;;[.N27]*[.$D5])" table:style-name="ce2">
            <text:p>#DIV/0!</text:p>
          </table:table-cell>
          <table:table-cell office:value-type="float" office:value="0" table:formula="of:=IF(ISBLANK([.P$22]);&quot;&quot;;[.P25]-([.P$22]/[.$H4])*SUM([.Q24:.Q25]:[.Q26]))" table:style-name="ce2">
            <text:p>#DIV/0!</text:p>
          </table:table-cell>
          <table:table-cell office:value-type="float" office:value="0" table:formula="of:=IF(ISBLANK([.P$22]);&quot;&quot;;[.P27]*[.$D5])" table:style-name="ce2">
            <text:p>#DIV/0!</text:p>
          </table:table-cell>
          <table:table-cell office:value-type="float" office:value="0" table:formula="of:=IF(ISBLANK([.R$22]);&quot;&quot;;[.R26]-([.R$22]/[.$H4])*SUM([.S24:.S25]:[.S26]))" table:style-name="ce2">
            <text:p>#DIV/0!</text:p>
          </table:table-cell>
          <table:table-cell office:value-type="float" office:value="0" table:formula="of:=IF(ISBLANK([.R$22]);&quot;&quot;;[.R27]*[.$D5])" table:style-name="ce2">
            <text:p>#DIV/0!</text:p>
          </table:table-cell>
          <table:table-cell office:value-type="float" office:value="0" table:formula="of:=IF(ISBLANK([.T$22]);&quot;&quot;;[.T26]-([.T$22]/[.$H4])*SUM([.U24:.U25]:[.U26]))" table:style-name="ce2">
            <text:p>#DIV/0!</text:p>
          </table:table-cell>
          <table:table-cell office:value-type="float" office:value="0" table:formula="of:=IF(ISBLANK([.T$22]);&quot;&quot;;[.T27]*[.$D5])" table:style-name="ce2">
            <text:p>#DIV/0!</text:p>
          </table:table-cell>
          <table:table-cell office:value-type="string" office:string-value="" table:formula="of:=IF(ISBLANK([.V$22]);&quot;&quot;;[.V26]-([.V$22]/[.$H4])*SUM([.W24:.W25]:[.W26]))" table:style-name="ce2"/>
          <table:table-cell office:value-type="string" office:string-value="" table:formula="of:=IF(ISBLANK([.V$22]);&quot;&quot;;[.V27]*[.$D4])" table:style-name="ce2"/>
          <table:table-cell office:value-type="string" office:string-value="" table:formula="of:=IF(ISBLANK([.X$22]);&quot;&quot;;[.X26]-([.X$22]/[.$H4])*SUM([.Y24:.Y25]:[.Y26]))" table:style-name="ce2"/>
          <table:table-cell office:value-type="string" office:string-value="" table:formula="of:=IF(ISBLANK([.X$22]);&quot;&quot;;[.X27]*[.$D5])" table:style-name="ce2"/>
          <table:table-cell office:value-type="string" office:string-value="" table:formula="of:=IF(ISBLANK([.Z$22]);&quot;&quot;;[.Z26]-([.Z$22]/[.$H4])*SUM([.AA24:.AA25]:[.AA26]))" table:style-name="ce2"/>
          <table:table-cell office:value-type="string" office:string-value="" table:formula="of:=IF(ISBLANK([.Z$22]);&quot;&quot;;[.Z27]*[.$D5])" table:style-name="ce2"/>
          <table:table-cell table:number-columns-repeated="16357"/>
        </table:table-row>
        <table:table-row table:style-name="ro2">
          <table:table-cell table:number-columns-repeated="9"/>
          <table:table-cell office:value-type="string" table:style-name="ce6">
            <text:p><text:span text:style-name="T1">∆</text:span><text:span text:style-name="T2">ω2</text:span></text:p>
          </table:table-cell>
          <table:table-cell office:value-type="string" table:style-name="ce6">
            <text:p><text:span text:style-name="T1">∑</text:span><text:span text:style-name="T1">Θ</text:span><text:span text:style-name="T2">i</text:span><text:span text:style-name="T1">*φ</text:span><text:span text:style-name="T2">i</text:span></text:p>
          </table:table-cell>
          <table:table-cell office:value-type="string" table:style-name="ce38">
            <text:p><text:span text:style-name="T1">∆</text:span><text:span text:style-name="T2">ω2</text:span></text:p>
          </table:table-cell>
          <table:table-cell office:value-type="float" office:value="0" table:formula="of:=IF(ISBLANK([.L$22]); &quot;&quot;;SUM([.M24:.M26]:[.M27]))" table:style-name="ce39">
            <text:p>#DIV/0!</text:p>
          </table:table-cell>
          <table:table-cell office:value-type="string" table:style-name="ce40">
            <text:p><text:span text:style-name="T1">∆</text:span><text:span text:style-name="T2">ω2</text:span></text:p>
          </table:table-cell>
          <table:table-cell office:value-type="float" office:value="0" table:formula="of:=IF(ISBLANK([.N$22]); &quot;&quot;;SUM([.O24:.O26]:[.O27]))" table:style-name="ce41">
            <text:p>#DIV/0!</text:p>
          </table:table-cell>
          <table:table-cell office:value-type="string" table:style-name="ce42">
            <text:p><text:span text:style-name="T1">∆</text:span><text:span text:style-name="T2">ω2</text:span></text:p>
          </table:table-cell>
          <table:table-cell office:value-type="float" office:value="0" table:formula="of:=IF(ISBLANK([.P$22]); &quot;&quot;;SUM([.Q24:.Q26]:[.Q27]))" table:style-name="ce43">
            <text:p>#DIV/0!</text:p>
          </table:table-cell>
          <table:table-cell office:value-type="string" table:style-name="ce44">
            <text:p><text:span text:style-name="T1">∆</text:span><text:span text:style-name="T2">ω2</text:span></text:p>
          </table:table-cell>
          <table:table-cell office:value-type="float" office:value="0" table:formula="of:=IF(ISBLANK([.R$22]); &quot;&quot;;SUM([.S24:.S26]:[.S27]))" table:style-name="ce45">
            <text:p>#DIV/0!</text:p>
          </table:table-cell>
          <table:table-cell office:value-type="string" table:style-name="ce46">
            <text:p><text:span text:style-name="T1">∆</text:span><text:span text:style-name="T2">ω2</text:span></text:p>
          </table:table-cell>
          <table:table-cell office:value-type="float" office:value="0" table:formula="of:=IF(ISBLANK([.T$22]); &quot;&quot;;SUM([.U24:.U26]:[.U27]))" table:style-name="ce47">
            <text:p>#DIV/0!</text:p>
          </table:table-cell>
          <table:table-cell office:value-type="string" table:style-name="ce48">
            <text:p><text:span text:style-name="T1">∆</text:span><text:span text:style-name="T2">ω2</text:span></text:p>
          </table:table-cell>
          <table:table-cell office:value-type="string" office:string-value="" table:formula="of:=IF(ISBLANK([.V$22]); &quot;&quot;;SUM([.W24:.W26]:[.W27]))" table:style-name="ce49"/>
          <table:table-cell office:value-type="string" table:style-name="ce50">
            <text:p><text:span text:style-name="T1">∆</text:span><text:span text:style-name="T2">ω2</text:span></text:p>
          </table:table-cell>
          <table:table-cell office:value-type="string" office:string-value="" table:formula="of:=IF(ISBLANK([.X$9]); &quot;&quot;;SUM([.Y24:.Y26]))" table:style-name="ce51"/>
          <table:table-cell office:value-type="string" table:style-name="ce44">
            <text:p><text:span text:style-name="T1">∆</text:span><text:span text:style-name="T2">ω2</text:span></text:p>
          </table:table-cell>
          <table:table-cell office:value-type="string" office:string-value="" table:formula="of:=IF(ISBLANK([.Z$22]); &quot;&quot;;SUM([.AA24:.AA26]:[.AA27]))" table:style-name="ce45"/>
          <table:table-cell table:number-columns-repeated="16357"/>
        </table:table-row>
        <table:table-row table:style-name="ro1">
          <table:table-cell table:number-columns-repeated="9"/>
          <table:table-cell table:number-columns-repeated="1015" table:style-name="ce2"/>
          <table:table-cell table:number-columns-repeated="15360"/>
        </table:table-row>
        <table:table-row table:number-rows-repeated="104854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6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Tom</meta:initial-creator>
    <dc:creator>Tom Rz</dc:creator>
    <meta:creation-date>2021-12-17T16:03:12Z</meta:creation-date>
    <dc:date>2022-01-14T14:03:00Z</dc:date>
    <meta:editing-cycles>28</meta:editing-cycles>
    <meta:editing-duration>PT0S</meta:editing-duration>
  </office:meta>
</office:document-meta>
</file>